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446ba" officeooo:paragraph-rsid="000446ba"/>
    </style:style>
    <style:style style:name="P2" style:family="paragraph" style:parent-style-name="Standard">
      <style:paragraph-properties fo:text-align="center" style:justify-single-word="false"/>
      <style:text-properties officeooo:rsid="000446ba" officeooo:paragraph-rsid="000446ba"/>
    </style:style>
    <style:style style:name="P3" style:family="paragraph" style:parent-style-name="Standard">
      <style:text-properties fo:font-style="italic" officeooo:rsid="000446ba" officeooo:paragraph-rsid="000446ba" style:font-style-asian="italic" style:font-style-complex="italic"/>
    </style:style>
    <style:style style:name="P4" style:family="paragraph" style:parent-style-name="Standard">
      <style:text-properties officeooo:rsid="000595e9" officeooo:paragraph-rsid="000595e9"/>
    </style:style>
    <style:style style:name="P5" style:family="paragraph" style:parent-style-name="Standard">
      <style:text-properties officeooo:rsid="0006313b" officeooo:paragraph-rsid="0006313b"/>
    </style:style>
    <style:style style:name="P6" style:family="paragraph" style:parent-style-name="Standard">
      <style:text-properties officeooo:rsid="00063f60" officeooo:paragraph-rsid="00063f60"/>
    </style:style>
    <style:style style:name="P7" style:family="paragraph" style:parent-style-name="Standard">
      <style:text-properties officeooo:rsid="0007d355" officeooo:paragraph-rsid="0007d355"/>
    </style:style>
    <style:style style:name="P8" style:family="paragraph" style:parent-style-name="Standard">
      <style:text-properties officeooo:rsid="00084d3e" officeooo:paragraph-rsid="00084d3e"/>
    </style:style>
    <style:style style:name="P9" style:family="paragraph">
      <loext:graphic-properties draw:fill-color="#0000cc"/>
      <style:paragraph-properties fo:text-align="center"/>
    </style:style>
    <style:style style:name="P10" style:family="paragraph">
      <loext:graphic-properties draw:fill-color="#ffff00"/>
      <style:paragraph-properties fo:text-align="center"/>
    </style:style>
    <style:style style:name="P11" style:family="paragraph">
      <loext:graphic-properties draw:fill-color="#ff9900"/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style:paragraph-properties fo:text-align="center"/>
    </style:style>
    <style:style style:name="P14" style:family="paragraph">
      <loext:graphic-properties draw:fill="solid" draw:fill-color="#ff9900"/>
      <style:paragraph-properties fo:text-align="center"/>
    </style:style>
    <style:style style:name="P15" style:family="paragraph">
      <loext:graphic-properties draw:fill="none" draw:fill-color="#ff9900"/>
      <style:paragraph-properties fo:text-align="center"/>
    </style:style>
    <style:style style:name="P16" style:family="paragraph">
      <loext:graphic-properties draw:fill-color="#ff6600"/>
      <style:paragraph-properties fo:text-align="center"/>
    </style:style>
    <style:style style:name="P17" style:family="paragraph">
      <loext:graphic-properties draw:fill="none" draw:fill-color="#ff6600"/>
      <style:paragraph-properties fo:text-align="center"/>
    </style:style>
    <style:style style:name="P18" style:family="paragraph">
      <loext:graphic-properties draw:fill-color="#000000"/>
    </style:style>
    <style:style style:name="T1" style:family="text">
      <style:text-properties officeooo:rsid="000446ba"/>
    </style:style>
    <style:style style:name="T2" style:family="text">
      <style:text-properties officeooo:rsid="0004c982"/>
    </style:style>
    <style:style style:name="T3" style:family="text">
      <style:text-properties officeooo:rsid="00063f60"/>
    </style:style>
    <style:style style:name="T4" style:family="text">
      <style:text-properties officeooo:rsid="00084d3e"/>
    </style:style>
    <style:style style:name="gr1" style:family="graphic">
      <style:graphic-properties draw:fill-color="#0000cc" draw:textarea-horizontal-align="justify" draw:textarea-vertical-align="middle" draw:auto-grow-height="false" fo:min-height="0.2362in" fo:min-width="0.2709in" style:run-through="background" style:vertical-pos="from-top" style:vertical-rel="paragraph" style:horizontal-pos="from-left" style:horizontal-rel="paragraph"/>
    </style:style>
    <style:style style:name="gr2" style:family="graphic">
      <style:graphic-properties draw:fill-color="#0000cc" draw:textarea-horizontal-align="justify" draw:textarea-vertical-align="middle" draw:auto-grow-height="false" fo:min-height="0.4201in" fo:min-width="0.84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ffff00" draw:textarea-horizontal-align="justify" draw:textarea-vertical-align="middle" draw:auto-grow-height="false" fo:min-height="0.2362in" fo:min-width="0.2709in" style:run-through="foreground" style:vertical-pos="from-top" style:vertical-rel="paragraph" style:horizontal-pos="from-left" style:horizontal-rel="paragraph"/>
    </style:style>
    <style:style style:name="gr4" style:family="graphic">
      <style:graphic-properties draw:fill-color="#ffff00" draw:textarea-horizontal-align="justify" draw:textarea-vertical-align="middle" draw:auto-grow-height="false" fo:min-height="0.4201in" fo:min-width="0.8402in" style:run-through="foreground" style:vertical-pos="from-top" style:vertical-rel="paragraph" style:horizontal-pos="from-left" style:horizontal-rel="paragraph"/>
    </style:style>
    <style:style style:name="gr5" style:family="graphic">
      <style:graphic-properties draw:fill-color="#ffff00" draw:textarea-horizontal-align="justify" draw:textarea-vertical-align="middle" draw:auto-grow-height="false" fo:min-height="0.2362in" fo:min-width="0.2709in" style:run-through="background" style:vertical-pos="from-top" style:vertical-rel="paragraph" style:horizontal-pos="from-left" style:horizontal-rel="paragraph"/>
    </style:style>
    <style:style style:name="gr6" style:family="graphic">
      <style:graphic-properties draw:fill-color="#0000cc" draw:textarea-horizontal-align="justify" draw:textarea-vertical-align="middle" draw:auto-grow-height="false" fo:min-height="0.4201in" fo:min-width="0.8402in" style:run-through="background" style:vertical-pos="from-top" style:vertical-rel="paragraph" style:horizontal-pos="from-left" style:horizontal-rel="paragraph"/>
    </style:style>
    <style:style style:name="gr7" style:family="graphic">
      <style:graphic-properties draw:fill-color="#ff9900" draw:textarea-horizontal-align="justify" draw:textarea-vertical-align="middle" draw:auto-grow-height="false" fo:min-height="0.2362in" fo:min-width="0.2709in" style:run-through="foreground" style:vertical-pos="from-top" style:vertical-rel="paragraph" style:horizontal-pos="from-left" style:horizontal-rel="paragraph"/>
    </style:style>
    <style:style style:name="gr8" style:family="graphic">
      <style:graphic-properties draw:fill-color="#ff9900" draw:textarea-horizontal-align="justify" draw:textarea-vertical-align="middle" draw:auto-grow-height="false" fo:min-height="0.4201in" fo:min-width="0.8402in" style:run-through="foreground" style:vertical-pos="from-top" style:vertical-rel="paragraph" style:horizontal-pos="from-left" style:horizontal-rel="paragraph"/>
    </style:style>
    <style:style style:name="gr9" style:family="graphic">
      <style:graphic-properties draw:fill-color="#ff9900" draw:textarea-horizontal-align="justify" draw:textarea-vertical-align="middle" draw:auto-grow-height="false" fo:min-height="0.2362in" fo:min-width="0.2709in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0.279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fill-color="#ff9900" draw:textarea-horizontal-align="justify" draw:textarea-vertical-align="middle" draw:auto-grow-height="false" fo:min-height="0.2362in" fo:min-width="0.2709in" style:run-through="background" style:vertical-pos="from-top" style:vertical-rel="paragraph" style:horizontal-pos="from-left" style:horizontal-rel="paragraph"/>
    </style:style>
    <style:style style:name="gr12" style:family="graphic">
      <style:graphic-properties draw:fill-color="#ffff00" draw:textarea-horizontal-align="justify" draw:textarea-vertical-align="middle" draw:auto-grow-height="false" fo:min-height="0.2362in" fo:min-width="0.2709in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fill-color="#0000cc" draw:textarea-horizontal-align="justify" draw:textarea-vertical-align="middle" draw:auto-grow-height="false" fo:min-height="0.4201in" fo:min-width="1.7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none" svg:stroke-color="#000000" draw:fill="none" draw:fill-color="#ffffff" fo:min-height="0.468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fill-color="#0000cc" draw:textarea-horizontal-align="justify" draw:textarea-vertical-align="middle" draw:auto-grow-height="false" fo:min-height="0.8209in" fo:min-width="1.7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svg:stroke-width="0.0402in" draw:marker-start-width="0.1984in" draw:marker-end-width="0.1984in" draw:fill-color="#0000cc" draw:textarea-horizontal-align="justify" draw:textarea-vertical-align="middle" draw:auto-grow-height="false" fo:min-height="0.1799in" fo:min-width="0.1799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svg:stroke-width="0.0402in" draw:marker-start-width="0.1984in" draw:marker-end-width="0.1984in" draw:fill-color="#0000cc" draw:textarea-horizontal-align="justify" draw:textarea-vertical-align="middle" draw:auto-grow-height="false" fo:min-height="0.1409in" fo:min-width="0.1409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fill-color="#0000cc" draw:textarea-horizontal-align="justify" draw:textarea-vertical-align="middle" draw:auto-grow-height="false" fo:min-height="0.8402in" fo:min-width="1.7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svg:stroke-width="0.0402in" svg:stroke-color="#ffcc00" draw:marker-start-width="0.1984in" draw:marker-end-width="0.1984in" draw:fill="solid" draw:fill-color="#ff9900" draw:textarea-horizontal-align="justify" draw:textarea-vertical-align="middle" draw:auto-grow-height="false" fo:min-height="0.1409in" fo:min-width="0.1409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svg:stroke-width="0.0402in" svg:stroke-color="#ffcc00" draw:marker-start-width="0.1984in" draw:marker-end-width="0.1984in" draw:fill="none" draw:fill-color="#ff9900" draw:textarea-horizontal-align="justify" draw:textarea-vertical-align="middle" draw:auto-grow-height="false" fo:min-height="0.1409in" fo:min-width="0.1409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draw:fill-color="#ff6600" draw:textarea-horizontal-align="justify" draw:textarea-vertical-align="middle" draw:auto-grow-height="false" fo:min-height="0.2362in" fo:min-width="0.2709in" style:run-through="foreground" style:vertical-pos="from-top" style:vertical-rel="paragraph" style:horizontal-pos="from-left" style:horizontal-rel="paragraph"/>
    </style:style>
    <style:style style:name="gr22" style:family="graphic">
      <style:graphic-properties draw:fill-color="#ff6600" draw:textarea-horizontal-align="justify" draw:textarea-vertical-align="middle" draw:auto-grow-height="false" fo:min-height="0.4201in" fo:min-width="0.8402in" style:run-through="foreground" style:vertical-pos="from-top" style:vertical-rel="paragraph" style:horizontal-pos="from-left" style:horizontal-rel="paragraph"/>
    </style:style>
    <style:style style:name="gr23" style:family="graphic">
      <style:graphic-properties draw:fill-color="#ff6600" draw:textarea-horizontal-align="justify" draw:textarea-vertical-align="middle" draw:auto-grow-height="false" fo:min-height="0.2362in" fo:min-width="0.2709in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24" style:family="graphic">
      <style:graphic-properties draw:stroke="none" svg:stroke-color="#000000" draw:fill="none" draw:fill-color="#ffffff" fo:min-height="0.48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5" style:family="graphic">
      <style:graphic-properties draw:stroke="none" svg:stroke-color="#000000" draw:fill="none" draw:fill-color="#ffffff" fo:min-height="0.323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6" style:family="graphic">
      <style:graphic-properties draw:stroke="none" svg:stroke-color="#000000" draw:fill="none" draw:fill-color="#ffffff" fo:min-height="0.314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7" style:family="graphic">
      <style:graphic-properties draw:fill-color="#ff9900" draw:textarea-horizontal-align="justify" draw:textarea-vertical-align="middle" draw:auto-grow-height="false" fo:min-height="0.4201in" fo:min-width="0.84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8" style:family="graphic">
      <style:graphic-properties draw:fill-color="#ff6600" draw:textarea-horizontal-align="justify" draw:textarea-vertical-align="middle" draw:auto-grow-height="false" fo:min-height="0.4201in" fo:min-width="0.84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9" style:family="graphic">
      <style:graphic-properties draw:fill-color="#ff6600" draw:textarea-horizontal-align="justify" draw:textarea-vertical-align="middle" draw:auto-grow-height="false" fo:min-height="0.2362in" fo:min-width="0.2709in" style:run-through="background" style:vertical-pos="from-top" style:vertical-rel="paragraph" style:horizontal-pos="from-left" style:horizontal-rel="paragraph"/>
    </style:style>
    <style:style style:name="gr30" style:family="graphic">
      <style:graphic-properties draw:stroke="dash" draw:stroke-dash="Ultrafine_20_Dashed" draw:fill="none" draw:fill-color="#ff6600" draw:textarea-horizontal-align="justify" draw:textarea-vertical-align="middle" draw:auto-grow-height="false" fo:min-height="0.4201in" fo:min-width="0.84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1" style:family="graphic">
      <style:graphic-properties draw:fill-color="#ffff00" draw:textarea-horizontal-align="justify" draw:textarea-vertical-align="middle" draw:auto-grow-height="false" fo:min-height="0.4201in" fo:min-width="0.84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2" style:family="graphic">
      <style:graphic-properties draw:stroke="none" svg:stroke-color="#000000" draw:fill="none" draw:fill-color="#ffffff" fo:min-height="0.263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3" style:family="graphic">
      <style:graphic-properties draw:stroke="none" svg:stroke-color="#000000" draw:fill="none" draw:fill-color="#ffffff" fo:min-height="0.254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4" style:family="graphic">
      <style:graphic-properties svg:stroke-color="#000000" draw:fill-color="#000000" draw:textarea-horizontal-align="justify" draw:textarea-vertical-align="middle" draw:auto-grow-height="false" fo:min-height="0.1362in" fo:min-width="0.4063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Visualizing Path Semantics<text:line-break/>Using <text:span text:style-name="T1">LEGO</text:span> Bricks</text:p>
      <text:p text:style-name="P2">by Sven Nilsen, 2020</text:p>
      <text:p text:style-name="P1"/>
      <text:p text:style-name="P3">In this paper I show how to visualize path semantics using <text:span text:style-name="T2">LEGO</text:span> bricks.</text:p>
      <text:p text:style-name="P1"/>
      <text:p text:style-name="P1">Path semantics is kind of like building with LEGO bricks, but instead of bricks, there are functions.</text:p>
      <text:p text:style-name="P1"/>
      <text:p text:style-name="P1"/>
      <text:p text:style-name="P1"><draw:custom-shape text:anchor-type="paragraph" draw:z-index="2" draw:name="Shape1" draw:style-name="gr3" draw:text-style-name="P10" svg:width="0.2713in" svg:height="0.2362in" svg:x="1.6075in" svg:y="0.0992in"><text:p/><draw:enhanced-geometry svg:viewBox="0 0 21600 21600" draw:type="rectangle" draw:enhanced-path="M 0 0 L 21600 0 21600 21600 0 21600 0 0 Z N"/></draw:custom-shape><draw:custom-shape text:anchor-type="paragraph" draw:z-index="3" draw:name="Shape1" draw:style-name="gr4" draw:text-style-name="P10" svg:width="0.8406in" svg:height="0.4205in" svg:x="1.511in" svg:y="0.2043in"><text:p/><draw:enhanced-geometry svg:viewBox="0 0 21600 21600" draw:type="rectangle" draw:enhanced-path="M 0 0 L 21600 0 21600 21600 0 21600 0 0 Z N"/></draw:custom-shape><draw:custom-shape text:anchor-type="paragraph" draw:z-index="14" draw:name="Shape1" draw:style-name="gr7" draw:text-style-name="P11" svg:width="0.2713in" svg:height="0.2362in" svg:x="0.4783in" svg:y="0.1083in"><text:p/><draw:enhanced-geometry svg:viewBox="0 0 21600 21600" draw:type="rectangle" draw:enhanced-path="M 0 0 L 21600 0 21600 21600 0 21600 0 0 Z N"/></draw:custom-shape><draw:custom-shape text:anchor-type="paragraph" draw:z-index="4" draw:name="Shape1" draw:style-name="gr5" draw:text-style-name="P10" svg:width="0.2713in" svg:height="0.2362in" svg:x="1.9839in" svg:y="0.0992in"><text:p/><draw:enhanced-geometry svg:viewBox="0 0 21600 21600" draw:type="rectangle" draw:enhanced-path="M 0 0 L 21600 0 21600 21600 0 21600 0 0 Z N"/></draw:custom-shape><draw:custom-shape text:anchor-type="paragraph" draw:z-index="16" draw:name="Shape1" draw:style-name="gr11" draw:text-style-name="P11" svg:width="0.2713in" svg:height="0.2362in" svg:x="0.8547in" svg:y="0.1083in"><text:p/><draw:enhanced-geometry svg:viewBox="0 0 21600 21600" draw:type="rectangle" draw:enhanced-path="M 0 0 L 21600 0 21600 21600 0 21600 0 0 Z N"/></draw:custom-shape></text:p>
      <text:p text:style-name="P1"><draw:custom-shape text:anchor-type="paragraph" draw:z-index="15" draw:name="Shape1" draw:style-name="gr8" draw:text-style-name="P11" svg:width="0.8406in" svg:height="0.4205in" svg:x="0.3819in" svg:y="0.0217in"><text:p/><draw:enhanced-geometry svg:viewBox="0 0 21600 21600" draw:type="rectangle" draw:enhanced-path="M 0 0 L 21600 0 21600 21600 0 21600 0 0 Z N"/></draw:custom-shape></text:p>
      <text:p text:style-name="P1"><draw:custom-shape text:anchor-type="paragraph" draw:z-index="7" draw:name="Shape1" draw:style-name="gr7" draw:text-style-name="P11" svg:width="0.2713in" svg:height="0.2362in" svg:x="4.5035in" svg:y="0.1453in"><text:p/><draw:enhanced-geometry svg:viewBox="0 0 21600 21600" draw:type="rectangle" draw:enhanced-path="M 0 0 L 21600 0 21600 21600 0 21600 0 0 Z N"/></draw:custom-shape><draw:custom-shape text:anchor-type="paragraph" draw:z-index="18" draw:name="Shape1" draw:style-name="gr3" draw:text-style-name="P10" svg:width="0.2713in" svg:height="0.2362in" svg:x="5.6583in" svg:y="0.1543in"><text:p/><draw:enhanced-geometry svg:viewBox="0 0 21600 21600" draw:type="rectangle" draw:enhanced-path="M 0 0 L 21600 0 21600 21600 0 21600 0 0 Z N"/></draw:custom-shape><draw:custom-shape text:anchor-type="paragraph" draw:z-index="5" draw:name="Shape1" draw:style-name="gr1" draw:text-style-name="P9" svg:width="0.2713in" svg:height="0.2362in" svg:x="3.1209in" svg:y="0.1626in"><text:p/><draw:enhanced-geometry svg:viewBox="0 0 21600 21600" draw:type="rectangle" draw:enhanced-path="M 0 0 L 21600 0 21600 21600 0 21600 0 0 Z N"/></draw:custom-shape><draw:custom-shape text:anchor-type="paragraph" draw:z-index="0" draw:name="Shape1" draw:style-name="gr1" draw:text-style-name="P9" svg:width="0.2713in" svg:height="0.2362in" svg:x="3.4972in" svg:y="0.1626in"><text:p/><draw:enhanced-geometry svg:viewBox="0 0 21600 21600" draw:type="rectangle" draw:enhanced-path="M 0 0 L 21600 0 21600 21600 0 21600 0 0 Z N"/></draw:custom-shape><draw:custom-shape text:anchor-type="paragraph" draw:z-index="9" draw:name="Shape1" draw:style-name="gr9" draw:text-style-name="P11" svg:width="0.2713in" svg:height="0.2362in" svg:x="4.8799in" svg:y="0.1453in"><text:p/><draw:enhanced-geometry svg:viewBox="0 0 21600 21600" draw:type="rectangle" draw:enhanced-path="M 0 0 L 21600 0 21600 21600 0 21600 0 0 Z N"/></draw:custom-shape><draw:custom-shape text:anchor-type="paragraph" draw:z-index="20" draw:name="Shape1" draw:style-name="gr12" draw:text-style-name="P10" svg:width="0.2713in" svg:height="0.2362in" svg:x="6.0346in" svg:y="0.1543in"><text:p/><draw:enhanced-geometry svg:viewBox="0 0 21600 21600" draw:type="rectangle" draw:enhanced-path="M 0 0 L 21600 0 21600 21600 0 21600 0 0 Z N"/></draw:custom-shape></text:p>
      <text:p text:style-name="P1"><draw:custom-shape text:anchor-type="paragraph" draw:z-index="8" draw:name="Shape1" draw:style-name="gr8" draw:text-style-name="P11" svg:width="0.8406in" svg:height="0.4205in" svg:x="4.4071in" svg:y="0.0583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9" draw:name="Shape1" draw:style-name="gr4" draw:text-style-name="P10" svg:width="0.8406in" svg:height="0.4205in" svg:x="5.552in" svg:y="0.0772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" draw:name="Shape1" draw:style-name="gr2" draw:text-style-name="P9" svg:width="0.8406in" svg:height="0.4205in" svg:x="1.511in" svg:y="0.0492in"><text:p/><draw:enhanced-geometry svg:viewBox="0 0 21600 21600" draw:type="rectangle" draw:enhanced-path="M 0 0 L 21600 0 21600 21600 0 21600 0 0 Z N"/></draw:custom-shape><draw:frame text:anchor-type="paragraph" draw:z-index="10" draw:name="Shape2" draw:style-name="gr10" draw:text-style-name="P12" svg:width="0.8232in" svg:height="0.2803in" svg:x="1.5811in" svg:y="0.5835in"><draw:text-box><text:p>true : bool</text:p></draw:text-box></draw:frame><draw:custom-shape text:anchor-type="paragraph" draw:z-index="13" draw:name="Shape1" draw:style-name="gr2" draw:text-style-name="P9" svg:width="0.8406in" svg:height="0.4205in" svg:x="0.3819in" svg:y="0.0583in"><text:p/><draw:enhanced-geometry svg:viewBox="0 0 21600 21600" draw:type="rectangle" draw:enhanced-path="M 0 0 L 21600 0 21600 21600 0 21600 0 0 Z N"/></draw:custom-shape><draw:custom-shape text:anchor-type="paragraph" draw:z-index="6" draw:name="Shape1" draw:style-name="gr6" draw:text-style-name="P9" svg:width="0.8406in" svg:height="0.4205in" svg:x="3.0244in" svg:y="0.0756in"><text:p/><draw:enhanced-geometry svg:viewBox="0 0 21600 21600" draw:type="rectangle" draw:enhanced-path="M 0 0 L 21600 0 21600 21600 0 21600 0 0 Z N"/></draw:custom-shape></text:p>
      <text:p text:style-name="P1"/>
      <text:p text:style-name="P1"/>
      <text:p text:style-name="P1"><draw:frame text:anchor-type="paragraph" draw:z-index="11" draw:name="Shape2" draw:style-name="gr10" draw:text-style-name="P12" svg:width="0.3941in" svg:height="0.2803in" svg:x="3.2783in" svg:y="0.052in"><draw:text-box><text:p>bool</text:p></draw:text-box></draw:frame><draw:frame text:anchor-type="paragraph" draw:z-index="12" draw:name="Shape2" draw:style-name="gr10" draw:text-style-name="P12" svg:width="0.3941in" svg:height="0.2803in" svg:x="4.6689in" svg:y="0.052in"><draw:text-box><text:p>false</text:p></draw:text-box></draw:frame><draw:frame text:anchor-type="paragraph" draw:z-index="17" draw:name="Shape2" draw:style-name="gr10" draw:text-style-name="P12" svg:width="0.8232in" svg:height="0.2803in" svg:x="0.461in" svg:y="0.011in"><draw:text-box><text:p>false : bool</text:p></draw:text-box></draw:frame><draw:frame text:anchor-type="paragraph" draw:z-index="21" draw:name="Shape2" draw:style-name="gr10" draw:text-style-name="P12" svg:width="0.3941in" svg:height="0.2803in" svg:x="5.7799in" svg:y="0.0646in"><draw:text-box><text:p>true</text:p></draw:text-box></draw:frame></text:p>
      <text:p text:style-name="P1"/>
      <text:p text:style-name="P1"/>
      <text:p text:style-name="P1"><text:span text:style-name="T2">Imagine that every symbol is assigned a lego brick and there are rules for how to use them.</text:span></text:p>
      <text:p text:style-name="P1"/>
      <text:p text:style-name="P4">A function of type `bool → bool` is can be thought of as a larger brick of same color as `bool`:</text:p>
      <text:p text:style-name="P1"/>
      <text:p text:style-name="P1"><draw:custom-shape text:anchor-type="paragraph" draw:z-index="22" draw:name="Shape1" draw:style-name="gr13" draw:text-style-name="P9" svg:width="1.7504in" svg:height="0.4205in" svg:x="0.4173in" svg:y="0.3362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3" draw:name="Shape1" draw:style-name="gr1" draw:text-style-name="P9" svg:width="0.2713in" svg:height="0.2362in" svg:x="0.5311in" svg:y="0.2398in"><text:p/><draw:enhanced-geometry svg:viewBox="0 0 21600 21600" draw:type="rectangle" draw:enhanced-path="M 0 0 L 21600 0 21600 21600 0 21600 0 0 Z N"/></draw:custom-shape><draw:custom-shape text:anchor-type="paragraph" draw:z-index="24" draw:name="Shape1" draw:style-name="gr1" draw:text-style-name="P9" svg:width="0.2713in" svg:height="0.2362in" svg:x="0.9516in" svg:y="0.2398in"><text:p/><draw:enhanced-geometry svg:viewBox="0 0 21600 21600" draw:type="rectangle" draw:enhanced-path="M 0 0 L 21600 0 21600 21600 0 21600 0 0 Z N"/></draw:custom-shape><draw:custom-shape text:anchor-type="paragraph" draw:z-index="25" draw:name="Shape1" draw:style-name="gr1" draw:text-style-name="P9" svg:width="0.2713in" svg:height="0.2362in" svg:x="1.3709in" svg:y="0.2398in"><text:p/><draw:enhanced-geometry svg:viewBox="0 0 21600 21600" draw:type="rectangle" draw:enhanced-path="M 0 0 L 21600 0 21600 21600 0 21600 0 0 Z N"/></draw:custom-shape><draw:custom-shape text:anchor-type="paragraph" draw:z-index="26" draw:name="Shape1" draw:style-name="gr1" draw:text-style-name="P9" svg:width="0.2713in" svg:height="0.2362in" svg:x="1.7646in" svg:y="0.248in"><text:p/><draw:enhanced-geometry svg:viewBox="0 0 21600 21600" draw:type="rectangle" draw:enhanced-path="M 0 0 L 21600 0 21600 21600 0 21600 0 0 Z N"/></draw:custom-shape><draw:frame text:anchor-type="paragraph" draw:z-index="27" draw:name="Shape2" draw:style-name="gr14" draw:text-style-name="P12" svg:width="1.1988in" svg:height="0.4689in" svg:x="0.698in" svg:y="0.8547in"><draw:text-box><text:p text:style-name="P13">bool → bool</text:p><text:p text:style-name="P13">(side view)</text:p></draw:text-box></draw:frame><draw:custom-shape text:anchor-type="paragraph" draw:z-index="28" draw:name="Shape1" draw:style-name="gr15" draw:text-style-name="P9" svg:width="1.7504in" svg:height="0.8213in" svg:x="2.8236in" svg:y="0.1264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9" draw:name="Shape3" draw:style-name="gr16" draw:text-style-name="P9" svg:width="0.2539in" svg:height="0.2539in" svg:x="2.9547in" svg:y="0.22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0" draw:name="Shape3" draw:style-name="gr17" draw:text-style-name="P9" svg:width="0.2539in" svg:height="0.2539in" svg:x="2.9634in" svg:y="0.614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1" draw:name="Shape3" draw:style-name="gr17" draw:text-style-name="P9" svg:width="0.2539in" svg:height="0.2539in" svg:x="3.3571in" svg:y="0.614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2" draw:name="Shape3" draw:style-name="gr17" draw:text-style-name="P9" svg:width="0.2539in" svg:height="0.2539in" svg:x="3.7764in" svg:y="0.614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3" draw:name="Shape3" draw:style-name="gr17" draw:text-style-name="P9" svg:width="0.2539in" svg:height="0.2539in" svg:x="4.1874in" svg:y="0.614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4" draw:name="Shape3" draw:style-name="gr17" draw:text-style-name="P9" svg:width="0.2539in" svg:height="0.2539in" svg:x="3.3484in" svg:y="0.22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5" draw:name="Shape3" draw:style-name="gr17" draw:text-style-name="P9" svg:width="0.2539in" svg:height="0.2539in" svg:x="3.7598in" svg:y="0.22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6" draw:name="Shape3" draw:style-name="gr17" draw:text-style-name="P9" svg:width="0.2539in" svg:height="0.2539in" svg:x="4.1791in" svg:y="0.22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37" draw:name="Shape2" draw:style-name="gr14" draw:text-style-name="P12" svg:width="1.1988in" svg:height="0.4689in" svg:x="3.1035in" svg:y="1.0563in"><draw:text-box><text:p text:style-name="P13">bool → bool</text:p><text:p text:style-name="P13">(top view)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A function of type `bool → bool` must be defined for `false` and `true`.</text:p>
      <text:p text:style-name="P1"/>
      <text:p text:style-name="P1"/>
      <text:p text:style-name="P1"><draw:custom-shape text:anchor-type="paragraph" draw:z-index="39" draw:name="Shape1" draw:style-name="gr8" draw:text-style-name="P11" svg:width="0.8406in" svg:height="0.4205in" svg:x="0.4091in" svg:y="0.0472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0" draw:name="Shape1" draw:style-name="gr4" draw:text-style-name="P10" svg:width="0.8406in" svg:height="0.4205in" svg:x="0.4091in" svg:y="0.4673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9" draw:name="Shape1" draw:style-name="gr4" draw:text-style-name="P10" svg:width="0.8406in" svg:height="0.4205in" svg:x="2.8764in" svg:y="0.0472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52" draw:name="Shape1" draw:style-name="gr8" draw:text-style-name="P11" svg:width="0.8406in" svg:height="0.4205in" svg:x="3.7165in" svg:y="0.0472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55" draw:name="Shape1" draw:style-name="gr8" draw:text-style-name="P11" svg:width="0.8406in" svg:height="0.4205in" svg:x="2.8764in" svg:y="0.4673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58" draw:name="Shape1" draw:style-name="gr4" draw:text-style-name="P10" svg:width="0.8406in" svg:height="0.4205in" svg:x="3.7165in" svg:y="0.4673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61" draw:name="Shape1" draw:style-name="gr21" draw:text-style-name="P16" svg:width="0.2713in" svg:height="0.2362in" svg:x="5.2382in" svg:y="0.2252in"><text:p/><draw:enhanced-geometry svg:viewBox="0 0 21600 21600" draw:type="rectangle" draw:enhanced-path="M 0 0 L 21600 0 21600 21600 0 21600 0 0 Z N"/></draw:custom-shape><draw:custom-shape text:anchor-type="paragraph" draw:z-index="62" draw:name="Shape1" draw:style-name="gr22" draw:text-style-name="P16" svg:width="0.8406in" svg:height="0.4205in" svg:x="5.1417in" svg:y="0.3307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38" draw:name="Shape1" draw:style-name="gr18" draw:text-style-name="P9" svg:width="1.7504in" svg:height="0.8406in" svg:x="0.4091in" svg:y="0.0472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1" draw:name="Shape3" draw:style-name="gr19" draw:text-style-name="P14" svg:width="0.2539in" svg:height="0.2539in" svg:x="0.5138in" svg:y="0.13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2" draw:name="Shape3" draw:style-name="gr19" draw:text-style-name="P14" svg:width="0.2539in" svg:height="0.2539in" svg:x="0.8638in" svg:y="0.13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3" draw:name="Shape3" draw:style-name="gr20" draw:text-style-name="P15" svg:width="0.2539in" svg:height="0.2539in" svg:x="0.5138in" svg:y="0.551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4" draw:name="Shape3" draw:style-name="gr20" draw:text-style-name="P15" svg:width="0.2539in" svg:height="0.2539in" svg:x="0.8654in" svg:y="0.551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5" draw:name="Shape3" draw:style-name="gr17" draw:text-style-name="P9" svg:width="0.2539in" svg:height="0.2539in" svg:x="1.3799in" svg:y="0.141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6" draw:name="Shape3" draw:style-name="gr17" draw:text-style-name="P9" svg:width="0.2539in" svg:height="0.2539in" svg:x="1.7728in" svg:y="0.141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7" draw:name="Shape3" draw:style-name="gr17" draw:text-style-name="P9" svg:width="0.2539in" svg:height="0.2539in" svg:x="1.7819in" svg:y="0.526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8" draw:name="Shape3" draw:style-name="gr17" draw:text-style-name="P9" svg:width="0.2539in" svg:height="0.2539in" svg:x="1.3799in" svg:y="0.534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0" draw:name="Shape3" draw:style-name="gr20" draw:text-style-name="P15" svg:width="0.2539in" svg:height="0.2539in" svg:x="2.9811in" svg:y="0.13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1" draw:name="Shape3" draw:style-name="gr20" draw:text-style-name="P15" svg:width="0.2539in" svg:height="0.2539in" svg:x="3.3311in" svg:y="0.13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3" draw:name="Shape3" draw:style-name="gr19" draw:text-style-name="P14" svg:width="0.2539in" svg:height="0.2539in" svg:x="3.8217in" svg:y="0.13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4" draw:name="Shape3" draw:style-name="gr19" draw:text-style-name="P14" svg:width="0.2539in" svg:height="0.2539in" svg:x="4.1717in" svg:y="0.13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6" draw:name="Shape3" draw:style-name="gr19" draw:text-style-name="P14" svg:width="0.2539in" svg:height="0.2539in" svg:x="2.9811in" svg:y="0.55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7" draw:name="Shape3" draw:style-name="gr19" draw:text-style-name="P14" svg:width="0.2539in" svg:height="0.2539in" svg:x="3.3311in" svg:y="0.55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9" draw:name="Shape3" draw:style-name="gr20" draw:text-style-name="P15" svg:width="0.2539in" svg:height="0.2539in" svg:x="3.8217in" svg:y="0.55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0" draw:name="Shape3" draw:style-name="gr20" draw:text-style-name="P15" svg:width="0.2539in" svg:height="0.2539in" svg:x="4.1717in" svg:y="0.55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3" draw:name="Shape1" draw:style-name="gr23" draw:text-style-name="P16" svg:width="0.2713in" svg:height="0.2362in" svg:x="5.6146in" svg:y="0.2161in"><text:p/><draw:enhanced-geometry svg:viewBox="0 0 21600 21600" draw:type="rectangle" draw:enhanced-path="M 0 0 L 21600 0 21600 21600 0 21600 0 0 Z N"/></draw:custom-shape></text:p>
      <text:p text:style-name="P1"/>
      <text:p text:style-name="P1"/>
      <text:p text:style-name="P1"/>
      <text:p text:style-name="P1"><draw:frame text:anchor-type="paragraph" draw:z-index="66" draw:name="Shape5" draw:style-name="gr26" draw:text-style-name="P12" svg:width="0.3067in" svg:height="0.315in" svg:x="5.4311in" svg:y="0.1047in"><draw:text-box><text:p>not</text:p></draw:text-box></draw:frame></text:p>
      <text:p text:style-name="P1"><draw:frame text:anchor-type="paragraph" draw:z-index="64" draw:name="Shape4" draw:style-name="gr24" draw:text-style-name="P12" svg:width="1.5835in" svg:height="0.4898in" svg:x="0.5402in" svg:y="0.0354in"><draw:text-box><text:p>undefined function of type `bool → bool`</text:p></draw:text-box></draw:frame><draw:frame text:anchor-type="paragraph" draw:z-index="65" draw:name="Shape4" draw:style-name="gr25" draw:text-style-name="P12" svg:width="1.435in" svg:height="0.324in" svg:x="3.1043in" svg:y="0.0354in"><draw:text-box><text:p>not : bool → bool</text:p></draw:text-box></draw:frame></text:p>
      <text:p text:style-name="P1"/>
      <text:p text:style-name="P1"/>
      <text:p text:style-name="P5">When you define a function, e.g. `not` you can refer to it using a symbolic “brick”.</text:p>
      <text:p text:style-name="P5">This brick can only be used according to specific rules.</text:p>
      <text:p text:style-name="P5"/>
      <text:p text:style-name="P5"><text:soft-page-break/>Since `not` takes a `bool` as input, <text:span text:style-name="T3">it can be put on top of </text:span>`false` or `true`.</text:p>
      <text:p text:style-name="P6">In turn, a brick can be placed on top of `not`, but only if `not` returns it for the value underneath.</text:p>
      <text:p text:style-name="P5"/>
      <text:p text:style-name="P5"><draw:custom-shape text:anchor-type="paragraph" draw:z-index="77" draw:name="Shape1" draw:style-name="gr11" draw:text-style-name="P11" svg:width="0.2713in" svg:height="0.2362in" svg:x="2.1764in" svg:y="0.1339in"><text:p/><draw:enhanced-geometry svg:viewBox="0 0 21600 21600" draw:type="rectangle" draw:enhanced-path="M 0 0 L 21600 0 21600 21600 0 21600 0 0 Z N"/></draw:custom-shape><draw:custom-shape text:anchor-type="paragraph" draw:z-index="78" draw:name="Shape1" draw:style-name="gr11" draw:text-style-name="P11" svg:width="0.2713in" svg:height="0.2362in" svg:x="2.5354in" svg:y="0.1256in"><text:p/><draw:enhanced-geometry svg:viewBox="0 0 21600 21600" draw:type="rectangle" draw:enhanced-path="M 0 0 L 21600 0 21600 21600 0 21600 0 0 Z N"/></draw:custom-shape><draw:custom-shape text:anchor-type="paragraph" draw:z-index="83" draw:name="Shape1" draw:style-name="gr5" draw:text-style-name="P10" svg:width="0.2713in" svg:height="0.2362in" svg:x="3.5846in" svg:y="0.1161in"><text:p/><draw:enhanced-geometry svg:viewBox="0 0 21600 21600" draw:type="rectangle" draw:enhanced-path="M 0 0 L 21600 0 21600 21600 0 21600 0 0 Z N"/></draw:custom-shape><draw:custom-shape text:anchor-type="paragraph" draw:z-index="84" draw:name="Shape1" draw:style-name="gr5" draw:text-style-name="P10" svg:width="0.2713in" svg:height="0.2362in" svg:x="3.952in" svg:y="0.1071in"><text:p/><draw:enhanced-geometry svg:viewBox="0 0 21600 21600" draw:type="rectangle" draw:enhanced-path="M 0 0 L 21600 0 21600 21600 0 21600 0 0 Z N"/></draw:custom-shape></text:p>
      <text:p text:style-name="P5"><draw:custom-shape text:anchor-type="paragraph" draw:z-index="67" draw:name="Shape1" draw:style-name="gr2" draw:text-style-name="P9" svg:width="0.8406in" svg:height="0.4205in" svg:x="0.5661in" svg:y="1.2909in"><text:p/><draw:enhanced-geometry svg:viewBox="0 0 21600 21600" draw:type="rectangle" draw:enhanced-path="M 0 0 L 21600 0 21600 21600 0 21600 0 0 Z N"/></draw:custom-shape><draw:custom-shape text:anchor-type="paragraph" draw:z-index="68" draw:name="Shape1" draw:style-name="gr27" draw:text-style-name="P11" svg:width="0.8406in" svg:height="0.4205in" svg:x="0.5661in" svg:y="0.8709in"><text:p/><draw:enhanced-geometry svg:viewBox="0 0 21600 21600" draw:type="rectangle" draw:enhanced-path="M 0 0 L 21600 0 21600 21600 0 21600 0 0 Z N"/></draw:custom-shape><draw:custom-shape text:anchor-type="paragraph" draw:z-index="69" draw:name="Shape1" draw:style-name="gr28" draw:text-style-name="P16" svg:width="0.8406in" svg:height="0.4205in" svg:x="0.5661in" svg:y="0.4508in"><text:p/><draw:enhanced-geometry svg:viewBox="0 0 21600 21600" draw:type="rectangle" draw:enhanced-path="M 0 0 L 21600 0 21600 21600 0 21600 0 0 Z N"/></draw:custom-shape><draw:custom-shape text:anchor-type="paragraph" draw:z-index="72" draw:name="Shape1" draw:style-name="gr30" draw:text-style-name="P17" svg:width="0.8406in" svg:height="0.4205in" svg:x="0.5661in" svg:y="0.0307in"><text:p/><draw:enhanced-geometry svg:viewBox="0 0 21600 21600" draw:type="rectangle" draw:enhanced-path="M 0 0 L 21600 0 21600 21600 0 21600 0 0 Z N"/></draw:custom-shape><draw:custom-shape text:anchor-type="paragraph" draw:z-index="76" draw:name="Shape1" draw:style-name="gr27" draw:text-style-name="P11" svg:width="0.8406in" svg:height="0.4205in" svg:x="2.0618in" svg:y="0.0346in"><text:p/><draw:enhanced-geometry svg:viewBox="0 0 21600 21600" draw:type="rectangle" draw:enhanced-path="M 0 0 L 21600 0 21600 21600 0 21600 0 0 Z N"/></draw:custom-shape><draw:custom-shape text:anchor-type="paragraph" draw:z-index="82" draw:name="Shape1" draw:style-name="gr31" draw:text-style-name="P10" svg:width="0.8406in" svg:height="0.4205in" svg:x="3.4791in" svg:y="0.0256in"><text:p/><draw:enhanced-geometry svg:viewBox="0 0 21600 21600" draw:type="rectangle" draw:enhanced-path="M 0 0 L 21600 0 21600 21600 0 21600 0 0 Z N"/></draw:custom-shape></text:p>
      <text:p text:style-name="P5"><draw:custom-shape text:anchor-type="paragraph" draw:z-index="70" draw:name="Shape1" draw:style-name="gr29" draw:text-style-name="P16" svg:width="0.2713in" svg:height="0.2362in" svg:x="0.689in" svg:y="0.1626in"><text:p/><draw:enhanced-geometry svg:viewBox="0 0 21600 21600" draw:type="rectangle" draw:enhanced-path="M 0 0 L 21600 0 21600 21600 0 21600 0 0 Z N"/></draw:custom-shape><draw:custom-shape text:anchor-type="paragraph" draw:z-index="71" draw:name="Shape1" draw:style-name="gr29" draw:text-style-name="P16" svg:width="0.2713in" svg:height="0.2362in" svg:x="1.0563in" svg:y="0.1626in"><text:p/><draw:enhanced-geometry svg:viewBox="0 0 21600 21600" draw:type="rectangle" draw:enhanced-path="M 0 0 L 21600 0 21600 21600 0 21600 0 0 Z N"/></draw:custom-shape></text:p>
      <text:p text:style-name="P5"><draw:custom-shape text:anchor-type="paragraph" draw:z-index="75" draw:name="Shape1" draw:style-name="gr28" draw:text-style-name="P16" svg:width="0.8406in" svg:height="0.4205in" svg:x="2.0618in" svg:y="0.0717in"><text:p/><draw:enhanced-geometry svg:viewBox="0 0 21600 21600" draw:type="rectangle" draw:enhanced-path="M 0 0 L 21600 0 21600 21600 0 21600 0 0 Z N"/></draw:custom-shape><draw:custom-shape text:anchor-type="paragraph" draw:z-index="81" draw:name="Shape1" draw:style-name="gr28" draw:text-style-name="P16" svg:width="0.8406in" svg:height="0.4205in" svg:x="3.4791in" svg:y="0.0626in"><text:p/><draw:enhanced-geometry svg:viewBox="0 0 21600 21600" draw:type="rectangle" draw:enhanced-path="M 0 0 L 21600 0 21600 21600 0 21600 0 0 Z N"/></draw:custom-shape></text:p>
      <text:p text:style-name="P5"/>
      <text:p text:style-name="P5"><draw:custom-shape text:anchor-type="paragraph" draw:z-index="74" draw:name="Shape1" draw:style-name="gr27" draw:text-style-name="P11" svg:width="0.8406in" svg:height="0.4205in" svg:x="2.0618in" svg:y="0.1083in"><text:p/><draw:enhanced-geometry svg:viewBox="0 0 21600 21600" draw:type="rectangle" draw:enhanced-path="M 0 0 L 21600 0 21600 21600 0 21600 0 0 Z N"/></draw:custom-shape><draw:custom-shape text:anchor-type="paragraph" draw:z-index="80" draw:name="Shape1" draw:style-name="gr27" draw:text-style-name="P11" svg:width="0.8406in" svg:height="0.4205in" svg:x="3.4791in" svg:y="0.0992in"><text:p/><draw:enhanced-geometry svg:viewBox="0 0 21600 21600" draw:type="rectangle" draw:enhanced-path="M 0 0 L 21600 0 21600 21600 0 21600 0 0 Z N"/></draw:custom-shape></text:p>
      <text:p text:style-name="P5"/>
      <text:p text:style-name="P5"><draw:custom-shape text:anchor-type="paragraph" draw:z-index="73" draw:name="Shape1" draw:style-name="gr2" draw:text-style-name="P9" svg:width="0.8406in" svg:height="0.4205in" svg:x="2.0618in" svg:y="0.1453in"><text:p/><draw:enhanced-geometry svg:viewBox="0 0 21600 21600" draw:type="rectangle" draw:enhanced-path="M 0 0 L 21600 0 21600 21600 0 21600 0 0 Z N"/></draw:custom-shape><draw:custom-shape text:anchor-type="paragraph" draw:z-index="79" draw:name="Shape1" draw:style-name="gr2" draw:text-style-name="P9" svg:width="0.8406in" svg:height="0.4205in" svg:x="3.4791in" svg:y="0.1362in"><text:p/><draw:enhanced-geometry svg:viewBox="0 0 21600 21600" draw:type="rectangle" draw:enhanced-path="M 0 0 L 21600 0 21600 21600 0 21600 0 0 Z N"/></draw:custom-shape></text:p>
      <text:p text:style-name="P5"/>
      <text:p text:style-name="P5"/>
      <text:p text:style-name="P5"><draw:frame text:anchor-type="paragraph" draw:z-index="85" draw:name="Shape6" draw:style-name="gr32" draw:text-style-name="P12" svg:width="0.7614in" svg:height="0.2634in" svg:x="2.1764in" svg:y="0.0783in"><draw:text-box><text:p>incorrect</text:p></draw:text-box></draw:frame><draw:frame text:anchor-type="paragraph" draw:z-index="86" draw:name="Shape6" draw:style-name="gr33" draw:text-style-name="P12" svg:width="0.5858in" svg:height="0.2543in" svg:x="3.6465in" svg:y="0.0693in"><draw:text-box><text:p>correct</text:p></draw:text-box></draw:frame></text:p>
      <text:p text:style-name="P5"/>
      <text:p text:style-name="P6"/>
      <text:p text:style-name="P6">In path semantics, this is written:</text:p>
      <text:p text:style-name="P5"/>
      <text:p text:style-name="P5"><text:tab/><text:span text:style-name="T3">false : [not] true</text:span></text:p>
      <text:p text:style-name="P5"/>
      <text:p text:style-name="P6"><text:span text:style-name="T4">Y</text:span>ou can also leave out the input, `[not] true`:</text:p>
      <text:p text:style-name="P6"/>
      <text:p text:style-name="P6"><draw:custom-shape text:anchor-type="paragraph" draw:z-index="87" draw:name="Shape1" draw:style-name="gr2" draw:text-style-name="P9" svg:width="0.8406in" svg:height="0.4205in" svg:x="0.5307in" svg:y="1.0134in"><text:p/><draw:enhanced-geometry svg:viewBox="0 0 21600 21600" draw:type="rectangle" draw:enhanced-path="M 0 0 L 21600 0 21600 21600 0 21600 0 0 Z N"/></draw:custom-shape><draw:custom-shape text:anchor-type="paragraph" draw:z-index="88" draw:name="Shape1" draw:style-name="gr28" draw:text-style-name="P16" svg:width="0.8406in" svg:height="0.4205in" svg:x="0.5307in" svg:y="0.5929in"><text:p/><draw:enhanced-geometry svg:viewBox="0 0 21600 21600" draw:type="rectangle" draw:enhanced-path="M 0 0 L 21600 0 21600 21600 0 21600 0 0 Z N"/></draw:custom-shape><draw:custom-shape text:anchor-type="paragraph" draw:z-index="89" draw:name="Shape1" draw:style-name="gr31" draw:text-style-name="P10" svg:width="0.8406in" svg:height="0.4205in" svg:x="0.5307in" svg:y="0.1728in"><text:p/><draw:enhanced-geometry svg:viewBox="0 0 21600 21600" draw:type="rectangle" draw:enhanced-path="M 0 0 L 21600 0 21600 21600 0 21600 0 0 Z N"/></draw:custom-shape><draw:custom-shape text:anchor-type="paragraph" draw:z-index="90" draw:name="Shape1" draw:style-name="gr5" draw:text-style-name="P10" svg:width="0.2713in" svg:height="0.2362in" svg:x="0.6354in" svg:y="0.0709in"><text:p/><draw:enhanced-geometry svg:viewBox="0 0 21600 21600" draw:type="rectangle" draw:enhanced-path="M 0 0 L 21600 0 21600 21600 0 21600 0 0 Z N"/></draw:custom-shape><draw:custom-shape text:anchor-type="paragraph" draw:z-index="91" draw:name="Shape1" draw:style-name="gr5" draw:text-style-name="P10" svg:width="0.2713in" svg:height="0.2362in" svg:x="1.0126in" svg:y="0.0709in"><text:p/><draw:enhanced-geometry svg:viewBox="0 0 21600 21600" draw:type="rectangle" draw:enhanced-path="M 0 0 L 21600 0 21600 21600 0 21600 0 0 Z N"/></draw:custom-shap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The missing brick is implicitly understood from the context.</text:p>
      <text:p text:style-name="P7"><text:span text:style-name="T4">In this case, t</text:span>here is only one solution, which is `false : [not] true`.</text:p>
      <text:p text:style-name="P7"/>
      <text:p text:style-name="P7"><draw:custom-shape text:anchor-type="paragraph" draw:z-index="92" draw:name="Shape1" draw:style-name="gr4" draw:text-style-name="P10" svg:width="0.8406in" svg:height="0.4205in" svg:x="0.5575in" svg:y="0.5898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95" draw:name="Shape1" draw:style-name="gr8" draw:text-style-name="P11" svg:width="0.8406in" svg:height="0.4205in" svg:x="1.398in" svg:y="0.5898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98" draw:name="Shape1" draw:style-name="gr8" draw:text-style-name="P11" svg:width="0.8406in" svg:height="0.4205in" svg:x="0.5575in" svg:y="1.0098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01" draw:name="Shape1" draw:style-name="gr4" draw:text-style-name="P10" svg:width="0.8406in" svg:height="0.4205in" svg:x="1.398in" svg:y="1.0098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93" draw:name="Shape3" draw:style-name="gr20" draw:text-style-name="P15" svg:width="0.2539in" svg:height="0.2539in" svg:x="0.6626in" svg:y="0.674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4" draw:name="Shape3" draw:style-name="gr20" draw:text-style-name="P15" svg:width="0.2539in" svg:height="0.2539in" svg:x="1.0126in" svg:y="0.674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6" draw:name="Shape3" draw:style-name="gr19" draw:text-style-name="P14" svg:width="0.2539in" svg:height="0.2539in" svg:x="1.5028in" svg:y="0.674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7" draw:name="Shape3" draw:style-name="gr19" draw:text-style-name="P14" svg:width="0.2539in" svg:height="0.2539in" svg:x="1.8528in" svg:y="0.674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9" draw:name="Shape3" draw:style-name="gr19" draw:text-style-name="P14" svg:width="0.2539in" svg:height="0.2539in" svg:x="0.6626in" svg:y="1.094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0" draw:name="Shape3" draw:style-name="gr19" draw:text-style-name="P14" svg:width="0.2539in" svg:height="0.2539in" svg:x="1.0126in" svg:y="1.094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2" draw:name="Shape3" draw:style-name="gr20" draw:text-style-name="P15" svg:width="0.2539in" svg:height="0.2539in" svg:x="1.5028in" svg:y="1.094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3" draw:name="Shape3" draw:style-name="gr20" draw:text-style-name="P15" svg:width="0.2539in" svg:height="0.2539in" svg:x="1.8528in" svg:y="1.094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4" draw:name="Shape1" draw:style-name="gr28" draw:text-style-name="P16" svg:width="0.8406in" svg:height="0.4205in" svg:x="2.7264in" svg:y="0.8189in"><text:p/><draw:enhanced-geometry svg:viewBox="0 0 21600 21600" draw:type="rectangle" draw:enhanced-path="M 0 0 L 21600 0 21600 21600 0 21600 0 0 Z N"/></draw:custom-shape><draw:custom-shape text:anchor-type="paragraph" draw:z-index="105" draw:name="Shape1" draw:style-name="gr29" draw:text-style-name="P16" svg:width="0.2713in" svg:height="0.2362in" svg:x="2.8228in" svg:y="0.7366in"><text:p/><draw:enhanced-geometry svg:viewBox="0 0 21600 21600" draw:type="rectangle" draw:enhanced-path="M 0 0 L 21600 0 21600 21600 0 21600 0 0 Z N"/></draw:custom-shape><draw:custom-shape text:anchor-type="paragraph" draw:z-index="106" draw:name="Shape1" draw:style-name="gr29" draw:text-style-name="P16" svg:width="0.2713in" svg:height="0.2362in" svg:x="3.1819in" svg:y="0.7366in"><text:p/><draw:enhanced-geometry svg:viewBox="0 0 21600 21600" draw:type="rectangle" draw:enhanced-path="M 0 0 L 21600 0 21600 21600 0 21600 0 0 Z N"/></draw:custom-shape><draw:frame text:anchor-type="paragraph" draw:z-index="107" draw:name="Shape7" draw:style-name="gr25" draw:text-style-name="P12" svg:width="0.3594in" svg:height="0.324in" svg:x="2.4299in" svg:y="0.9154in"><draw:text-box><text:p>4x</text:p></draw:text-box></draw:frame>Now, you <text:span text:style-name="T4">can</text:span> try use the `not` brick 4 times on top of the definition of the `not` function:</text:p>
      <text:p text:style-name="P7"><draw:custom-shape text:anchor-type="paragraph" draw:z-index="108" draw:name="Shape1" draw:style-name="gr8" draw:text-style-name="P11" svg:width="0.8406in" svg:height="0.4205in" svg:x="4.6083in" svg:y="0.4063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11" draw:name="Shape1" draw:style-name="gr4" draw:text-style-name="P10" svg:width="0.8406in" svg:height="0.4205in" svg:x="5.4484in" svg:y="0.4063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14" draw:name="Shape1" draw:style-name="gr4" draw:text-style-name="P10" svg:width="0.8406in" svg:height="0.4205in" svg:x="4.6083in" svg:y="0.8264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17" draw:name="Shape1" draw:style-name="gr8" draw:text-style-name="P11" svg:width="0.8406in" svg:height="0.4205in" svg:x="5.4484in" svg:y="0.8264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09" draw:name="Shape3" draw:style-name="gr20" draw:text-style-name="P15" svg:width="0.2539in" svg:height="0.2539in" svg:x="4.7134in" svg:y="0.490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0" draw:name="Shape3" draw:style-name="gr20" draw:text-style-name="P15" svg:width="0.2539in" svg:height="0.2539in" svg:x="5.0634in" svg:y="0.490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2" draw:name="Shape3" draw:style-name="gr20" draw:text-style-name="P15" svg:width="0.2539in" svg:height="0.2539in" svg:x="5.5535in" svg:y="0.490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3" draw:name="Shape3" draw:style-name="gr20" draw:text-style-name="P15" svg:width="0.2539in" svg:height="0.2539in" svg:x="5.9035in" svg:y="0.490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5" draw:name="Shape3" draw:style-name="gr20" draw:text-style-name="P15" svg:width="0.2539in" svg:height="0.2539in" svg:x="4.7134in" svg:y="0.91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6" draw:name="Shape3" draw:style-name="gr20" draw:text-style-name="P15" svg:width="0.2539in" svg:height="0.2539in" svg:x="5.0634in" svg:y="0.91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8" draw:name="Shape3" draw:style-name="gr20" draw:text-style-name="P15" svg:width="0.2539in" svg:height="0.2539in" svg:x="5.5535in" svg:y="0.91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9" draw:name="Shape3" draw:style-name="gr20" draw:text-style-name="P15" svg:width="0.2539in" svg:height="0.2539in" svg:x="5.9035in" svg:y="0.91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0" draw:name="Shape8" draw:style-name="gr34" draw:text-style-name="P18" svg:width="0.4642in" svg:height="0.2717in" svg:x="3.8819in" svg:y="0.6626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Notice that this pattern corresponds to the same definition of `not`, but reversed.</text:p>
      <text:p text:style-name="P7">The order of the arguments does not matter, <text:span text:style-name="T4">so this definition is equal to `not`!</text:span></text:p>
      <text:p text:style-name="P7"/>
      <text:p text:style-name="P8">Congratulations! You have proved the following statement in path semantics:</text:p>
      <text:p text:style-name="P7"/>
      <text:p text:style-name="P7"><text:tab/>not[not] &lt;=&gt; no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6T19:15:33.407659000</meta:creation-date>
    <dc:date>2020-04-26T20:22:26.381438000</dc:date>
    <meta:editing-duration>PT3M58S</meta:editing-duration>
    <meta:editing-cycles>1</meta:editing-cycles>
    <meta:document-statistic meta:table-count="0" meta:image-count="0" meta:object-count="0" meta:page-count="2" meta:paragraph-count="21" meta:word-count="259" meta:character-count="1397" meta:non-whitespace-character-count="1157"/>
    <meta:generator>LibreOffice/5.1.2.2$MacOSX_X86_64 LibreOffice_project/d3bf12ecb743fc0d20e0be0c58ca359301eb705f</meta:generator>
  </office:meta>
</office:document-meta>
</file>